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ohit Devanagari" svg:font-family="'Lohit Devanagari'" style:font-pitch="variable"/>
    <style:font-face style:name="WenQuanYi Zen Hei" svg:font-family="'WenQuanYi Zen 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1" style:family="paragraph">
      <style:text-properties fo:font-size="8pt" style:font-size-asian="8pt" style:font-size-complex="8pt"/>
    </style:style>
    <style:style style:name="P2" style:family="paragraph">
      <loext:graphic-properties draw:fill-color="#ffffff"/>
      <style:text-properties fo:font-size="8pt" style:font-size-asian="8pt" style:font-size-complex="8pt"/>
    </style:style>
    <style:style style:name="P3" style:family="paragraph">
      <loext:graphic-properties draw:fill-color="#ffffff"/>
    </style:style>
    <style:style style:name="T1" style:family="text">
      <style:text-properties fo:font-size="44pt" style:font-size-asian="44pt" style:font-size-complex="44pt"/>
    </style:style>
    <style:style style:name="T2"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text:span text:style-name="T1">Lorem i</text:span><text:span text:style-name="T1">psum</text:span></text:p>
          </draw:text-box>
        </draw:frame>
        <draw:frame presentation:style-name="pr2" draw:text-style-name="P2" draw:layer="layout" svg:width="25.199cm" svg:height="12.179cm" svg:x="1.4cm" svg:y="4.914cm" presentation:class="subtitle" presentation:user-transformed="true">
          <draw:text-box>
            <text:p text:style-name="P1"><text:span text:style-name="T2">dolor sit amet, consectetur adipiscing elit. Nunc ipsum augue, iaculis quis auctor eu, adipiscing non est. Nullam id sem diam, eget varius dui. Etiam sollicitudin sapien nec odio elementum sit amet luctus magna volutpat. Ut commodo nulla neque. Aliquam erat volutpat. Integer et nunc augue. Pellentesque habitant morbi tristique senectus et netus et malesuada fames ac turpis egestas. Quisque at enim nulla, vel tincidunt urna. Nam leo augue, elementum ut viverra eget, scelerisque in purus. In arcu orci, porta nec aliquet quis, pretium a sem. In fermentum nisl id diam luctus viverra. Nullam semper, metus at euismod vulputate, orci odio dignissim urna, quis iaculis neque lacus ut tortor. Ut a justo non dolor venenatis accumsan. Proin dolor eros, aliquam id condimentum et, aliquam quis metus. Vivamus eget purus diam.</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ohit Devanagari" svg:font-family="'Lohit Devanagari'" style:font-pitch="variable"/>
    <style:font-face style:name="WenQuanYi Zen Hei" svg:font-family="'WenQuanYi Zen 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374cm" style:text-autospace="none"/>
      <style:text-properties style:font-name-asian="Lohit Devanagari1" style:font-family-asian="'Lohit Devanagari'"/>
    </style:style>
    <style:style style:name="Text_20_Body" style:display-name="Text Body" style:family="graphic">
      <style:paragraph-properties fo:margin-top="0cm" fo:margin-bottom="0.374cm"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21T14:13:01.648046367</meta:creation-date>
    <dc:date>2017-07-21T14:14:18.477308076</dc:date>
    <meta:editing-duration>PT1M17S</meta:editing-duration>
    <meta:editing-cycles>1</meta:editing-cycles>
    <meta:document-statistic meta:object-count="25"/>
    <meta:generator>LibreOffice/5.1.6.2$Linux_X86_64 LibreOffice_project/10m0$Build-2</meta:generator>
  </office:meta>
</office:document-meta>
</file>